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2b6a0" officeooo:paragraph-rsid="0002b6a0"/>
    </style:style>
    <style:style style:name="P2" style:family="paragraph" style:parent-style-name="Standard">
      <style:paragraph-properties fo:text-align="start" style:justify-single-word="false"/>
      <style:text-properties officeooo:rsid="0002b6a0" officeooo:paragraph-rsid="0002b6a0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2b6a0" officeooo:paragraph-rsid="0002b6a0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2b6a0" officeooo:paragraph-rsid="0002b6a0" style:font-size-asian="36pt" style:font-weight-asian="bold" style:font-size-complex="36pt" style:font-weight-complex="bold"/>
    </style:style>
    <style:style style:name="P5" style:family="paragraph" style:parent-style-name="Standard">
      <style:text-properties fo:font-size="14pt" fo:font-weight="bold" officeooo:rsid="000599a2" officeooo:paragraph-rsid="000599a2" style:font-weight-asian="bold" style:font-weight-complex="bold"/>
    </style:style>
    <style:style style:name="P6" style:family="paragraph" style:parent-style-name="Standard">
      <style:text-properties officeooo:rsid="0009a110" officeooo:paragraph-rsid="0009a110"/>
    </style:style>
    <style:style style:name="P7" style:family="paragraph" style:parent-style-name="Standard">
      <style:text-properties officeooo:rsid="000a81c3" officeooo:paragraph-rsid="000a81c3"/>
    </style:style>
    <style:style style:name="P8" style:family="paragraph" style:parent-style-name="Standard">
      <style:paragraph-properties fo:break-before="page"/>
      <style:text-properties officeooo:rsid="0009a110" officeooo:paragraph-rsid="0009a110"/>
    </style:style>
    <style:style style:name="P9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03fbde" officeooo:paragraph-rsid="0003fbde" style:font-weight-asian="bold" style:font-weight-complex="bold"/>
    </style:style>
    <style:style style:name="P10" style:family="paragraph" style:parent-style-name="Standard" style:list-style-name="L2">
      <style:text-properties fo:font-size="16pt" style:text-underline-style="solid" style:text-underline-width="auto" style:text-underline-color="font-color" fo:font-weight="bold" officeooo:rsid="0009df57" officeooo:paragraph-rsid="0009df57" style:font-weight-asian="bold" style:font-weight-complex="bold"/>
    </style:style>
    <style:style style:name="P11" style:family="paragraph" style:parent-style-name="Standard" style:list-style-name="L1">
      <style:text-properties fo:font-size="14pt" fo:font-weight="bold" officeooo:rsid="0003fbde" officeooo:paragraph-rsid="0003fbde" style:font-weight-asian="bold" style:font-weight-complex="bold"/>
    </style:style>
    <style:style style:name="P12" style:family="paragraph" style:parent-style-name="Standard" style:list-style-name="L1">
      <style:text-properties fo:font-size="14pt" fo:font-weight="bold" officeooo:rsid="0004753f" officeooo:paragraph-rsid="0004753f" style:font-weight-asian="bold" style:font-weight-complex="bold"/>
    </style:style>
    <style:style style:name="P13" style:family="paragraph" style:parent-style-name="Standard" style:list-style-name="L2">
      <style:text-properties fo:font-size="14pt" fo:font-weight="bold" officeooo:rsid="0009df57" officeooo:paragraph-rsid="0009df57" style:font-weight-asian="bold" style:font-weight-complex="bold"/>
    </style:style>
    <style:style style:name="P14" style:family="paragraph" style:parent-style-name="Standard" style:list-style-name="L1">
      <style:text-properties officeooo:rsid="0003fbde" officeooo:paragraph-rsid="0003fbde"/>
    </style:style>
    <style:style style:name="P15" style:family="paragraph" style:parent-style-name="Standard" style:list-style-name="L1">
      <style:text-properties officeooo:rsid="0004753f" officeooo:paragraph-rsid="0004753f"/>
    </style:style>
    <style:style style:name="P16" style:family="paragraph" style:parent-style-name="Standard" style:list-style-name="L1">
      <style:text-properties officeooo:rsid="0007028f" officeooo:paragraph-rsid="0007028f"/>
    </style:style>
    <style:style style:name="P17" style:family="paragraph" style:parent-style-name="Standard" style:list-style-name="L1">
      <style:text-properties officeooo:rsid="00075a31" officeooo:paragraph-rsid="0007028f"/>
    </style:style>
    <style:style style:name="P18" style:family="paragraph" style:parent-style-name="Standard" style:list-style-name="L1">
      <style:text-properties officeooo:rsid="00075a31" officeooo:paragraph-rsid="00075a31"/>
    </style:style>
    <style:style style:name="P19" style:family="paragraph" style:parent-style-name="Standard" style:list-style-name="L1">
      <style:text-properties officeooo:rsid="0008d7a9" officeooo:paragraph-rsid="0008d7a9"/>
    </style:style>
    <style:style style:name="P20" style:family="paragraph" style:parent-style-name="Standard" style:list-style-name="L1">
      <style:text-properties officeooo:rsid="0009a110" officeooo:paragraph-rsid="0009a110"/>
    </style:style>
    <style:style style:name="P21" style:family="paragraph" style:parent-style-name="Standard" style:list-style-name="L2">
      <style:text-properties officeooo:rsid="0009a110" officeooo:paragraph-rsid="0009a110"/>
    </style:style>
    <style:style style:name="P22" style:family="paragraph" style:parent-style-name="Standard" style:list-style-name="L2">
      <style:text-properties officeooo:rsid="0009df57" officeooo:paragraph-rsid="0009df57"/>
    </style:style>
    <style:style style:name="P23" style:family="paragraph" style:parent-style-name="Standard" style:list-style-name="L2">
      <style:text-properties officeooo:rsid="000a81c3" officeooo:paragraph-rsid="000a81c3"/>
    </style:style>
    <style:style style:name="P24" style:family="paragraph" style:parent-style-name="Standard" style:list-style-name="L2">
      <style:text-properties officeooo:rsid="000c690e" officeooo:paragraph-rsid="000c690e"/>
    </style:style>
    <style:style style:name="P25" style:family="paragraph" style:parent-style-name="Standard" style:list-style-name="L2">
      <style:text-properties officeooo:rsid="000c86d3" officeooo:paragraph-rsid="000c86d3"/>
    </style:style>
    <style:style style:name="P26" style:family="paragraph" style:parent-style-name="Standard" style:list-style-name="L2">
      <style:text-properties officeooo:rsid="000c86d3" officeooo:paragraph-rsid="000c690e"/>
    </style:style>
    <style:style style:name="P27" style:family="paragraph" style:parent-style-name="Standard" style:list-style-name="">
      <style:text-properties officeooo:rsid="000c86d3" officeooo:paragraph-rsid="000d52ec"/>
    </style:style>
    <style:style style:name="P28" style:family="paragraph" style:parent-style-name="Standard" style:list-style-name="L2">
      <style:text-properties fo:font-size="10pt" officeooo:rsid="000c690e" officeooo:paragraph-rsid="000c690e"/>
    </style:style>
    <style:style style:name="P29" style:family="paragraph" style:parent-style-name="Standard" style:list-style-name="L2">
      <style:text-properties fo:font-size="10pt" officeooo:rsid="000c86d3" officeooo:paragraph-rsid="000c86d3"/>
    </style:style>
    <style:style style:name="P30" style:family="paragraph" style:parent-style-name="Standard" style:list-style-name="L2">
      <style:text-properties officeooo:rsid="000d52ec" officeooo:paragraph-rsid="000d52ec"/>
    </style:style>
    <style:style style:name="P31" style:family="paragraph" style:parent-style-name="Standard" style:list-style-name="L2">
      <style:text-properties fo:font-style="italic" officeooo:rsid="000d52ec" officeooo:paragraph-rsid="000d52ec" style:font-style-asian="italic" style:font-style-complex="italic"/>
    </style:style>
    <style:style style:name="P32" style:family="paragraph" style:parent-style-name="Standard" style:list-style-name="L2">
      <style:text-properties fo:font-style="italic" officeooo:rsid="000f3dce" officeooo:paragraph-rsid="000f3dce" style:font-style-asian="italic" style:font-style-complex="italic"/>
    </style:style>
    <style:style style:name="P33" style:family="paragraph" style:parent-style-name="Standard" style:list-style-name="L2">
      <style:text-properties officeooo:rsid="000f3dce" officeooo:paragraph-rsid="000f3dce"/>
    </style:style>
    <style:style style:name="P34" style:family="paragraph" style:parent-style-name="Standard" style:list-style-name="L2">
      <style:text-properties officeooo:rsid="000fd94d" officeooo:paragraph-rsid="000fd94d"/>
    </style:style>
    <style:style style:name="P35" style:family="paragraph" style:parent-style-name="Standard" style:list-style-name="L1">
      <style:paragraph-properties fo:break-before="page"/>
      <style:text-properties fo:font-size="14pt" fo:font-weight="bold" officeooo:rsid="000599a2" officeooo:paragraph-rsid="000599a2" style:font-weight-asian="bold" style:font-weight-complex="bold"/>
    </style:style>
    <style:style style:name="P36" style:family="paragraph" style:parent-style-name="Standard" style:list-style-name="L2">
      <style:paragraph-properties fo:break-before="page"/>
      <style:text-properties fo:font-size="14pt" fo:font-weight="bold" officeooo:rsid="000a81c3" officeooo:paragraph-rsid="000a81c3" style:font-weight-asian="bold" style:font-weight-complex="bold"/>
    </style:style>
    <style:style style:name="P37" style:family="paragraph" style:parent-style-name="Standard" style:list-style-name="L2">
      <style:paragraph-properties fo:break-before="page"/>
      <style:text-properties officeooo:rsid="000c86d3" officeooo:paragraph-rsid="000d52ec"/>
    </style:style>
    <style:style style:name="T1" style:family="text">
      <style:text-properties officeooo:rsid="0008d7a9"/>
    </style:style>
    <style:style style:name="T2" style:family="text">
      <style:text-properties officeooo:rsid="0009a110"/>
    </style:style>
    <style:style style:name="T3" style:family="text">
      <style:text-properties officeooo:rsid="0009df57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 text:start-value="4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4">Thème 1 A4</text:p>
      <text:p text:style-name="P3">Un regard sur l’évolution humaine</text:p>
      <text:p text:style-name="P2"/>
      <text:p text:style-name="P2"/>
      <text:list xml:id="list1249426891785765933" text:style-name="L1">
        <text:list-item>
          <text:p text:style-name="P9">La place de l’homme au sein des primates</text:p>
          <text:list>
            <text:list-item>
              <text:p text:style-name="P11">L’homme est un primate</text:p>
              <text:p text:style-name="P14">L’ordre des primates rassemble tous les Mammifères qui présentent deux caractères à l’état dérivé communs :</text:p>
              <text:list>
                <text:list-item>
                  <text:p text:style-name="P14">Des pouces opposables aux autres doigts</text:p>
                </text:list-item>
                <text:list-item>
                  <text:p text:style-name="P14">Des ongles plats</text:p>
                </text:list-item>
              </text:list>
              <text:p text:style-name="P14">Actuellement, il y a 190 espèces de primates. </text:p>
              <text:p text:style-name="P14">On sait que cet ordre primate est apparu il y a plus de 60 millions d’années. </text:p>
              <text:p text:style-name="P14">Les fossiles de primates sont variés, et ne ressemblent ni à l’homme, ni au grand singe actuel. </text:p>
              <text:p text:style-name="P14"/>
            </text:list-item>
            <text:list-item>
              <text:p text:style-name="P12">L’homme est un hominoïde</text:p>
              <text:p text:style-name="P15">Les hominoïdes ont : </text:p>
              <text:list>
                <text:list-item>
                  <text:p text:style-name="P15">Un nez</text:p>
                </text:list-item>
                <text:list-item>
                  <text:p text:style-name="P15">Des orbites fermées</text:p>
                </text:list-item>
                <text:list-item>
                  <text:p text:style-name="P15">Des narines rapprochés</text:p>
                </text:list-item>
                <text:list-item>
                  <text:p text:style-name="P15">Une absence de queue</text:p>
                </text:list-item>
              </text:list>
              <text:p text:style-name="P15">Chez ces primates, il y a un coccyx</text:p>
              <text:p text:style-name="P15"/>
            </text:list-item>
          </text:list>
        </text:list-item>
      </text:list>
      <text:p text:style-name="P5"/>
      <text:list xml:id="list133957353865473" text:continue-numbering="true" text:style-name="L1">
        <text:list-item>
          <text:list>
            <text:list-item>
              <text:p text:style-name="P35">L’homme est un hominidé</text:p>
              <text:p text:style-name="P16">Construction du phénotype des hominidés</text:p>
              <text:p text:style-name="P16"/>
              <text:p text:style-name="P17">// doc : développement du crâne et du cerveau chez l’Homme et le Chimpanzé //</text:p>
              <text:p text:style-name="P17"/>
              <text:list>
                <text:list-header>
                  <text:p text:style-name="P18">La phase embryonnaire est plus longue chez l’homme que chez le chimpanzé </text:p>
                  <text:p text:style-name="P18">La phase fœtale est plus courte chez l’homme que chez le chimpanzé </text:p>
                  <text:p text:style-name="P18">La phase lactéale est plus longue chez l’homme que chez le chimpanzé </text:p>
                  <text:p text:style-name="P18"><text:tab/>(phase lactéale = phase de croissance) </text:p>
                </text:list-header>
              </text:list>
              <text:p text:style-name="P18"/>
              <text:list text:continue-numbering="true">
                <text:list-header>
                  <text:p text:style-name="P18">L’ASPM chez le chimpanzé s’exprime sur une plus longue durée chez l’homme que chez le chimpanzé </text:p>
                  <text:p text:style-name="P18">L’HAR1 est légèrement plus longue mais surtout plus intense chez l’homme </text:p>
                </text:list-header>
              </text:list>
              <text:p text:style-name="P18"/>
              <text:list text:continue-numbering="true">
                <text:list-header>
                  <text:p text:style-name="P18">La durée d’expression de l’ASPM va être responsable d’un volume de la boîte crânienne plus important </text:p>
                </text:list-header>
              </text:list>
              <text:p text:style-name="P18"/>
              <text:list text:continue-numbering="true">
                <text:list-header>
                  <text:p text:style-name="P18">On s’aperçoit que le gène HAR1 code pour établir la connexion neuroniques </text:p>
                </text:list-header>
              </text:list>
              <text:p text:style-name="P18"/>
              <text:p text:style-name="P18">Chez l’homme, la durée de vie embryonnaire va être plus importante, donc le début de la vie fœtale va être décalée dans le temps. Conséquence : le cerveau est plus développé. </text:p>
              <text:p text:style-name="P18">On a un raccourcissement relatif de la durée de la phase de croissance. </text:p>
              <text:p text:style-name="P18">Un bébé humain qui naît est donc plus immature (biologiquement parlant) qu’un bébé chimpanzé. </text:p>
              <text:p text:style-name="P18"/>
              <text:p text:style-name="P18">Chez le chimpanzé au cours de la phase lactéale, il y a un basculement du trou occipital vers l’arrière. </text:p>
              <text:p text:style-name="P18">Chez l’homme, il y a le maintient d’un caractères embryonnaire. </text:p>
              <text:list text:continue-numbering="true">
                <text:list-header>
                  <text:p text:style-name="P18">Néoténie : ralentissement du développement sans qu’il y ait une modification de la durée de vie </text:p>
                </text:list-header>
              </text:list>
              <text:p text:style-name="P18"/>
              <text:p text:style-name="P18">// <text:span text:style-name="T1">Schéma // </text:span></text:p>
              <text:p text:style-name="P18"/>
              <text:p text:style-name="P19">Caractères propres à la lignée humaine : </text:p>
              <text:list text:continue-numbering="true">
                <text:list-item>
                  <text:p text:style-name="P19">Trou occipital avancé </text:p>
                </text:list-item>
                <text:list-item>
                  <text:p text:style-name="P19">Mâchoire en V </text:p>
                </text:list-item>
                <text:list-item>
                  <text:p text:style-name="P19">4 courbures colonne vertébrale </text:p>
                </text:list-item>
                <text:list-item>
                  <text:p text:style-name="P19">Bassin large </text:p>
                </text:list-item>
                <text:list-item>
                  <text:p text:style-name="P19">Fémur<text:span text:style-name="T2">s</text:span> convergents </text:p>
                </text:list-item>
                <text:list-item>
                  <text:p text:style-name="P20">Voûte plantaire </text:p>
                </text:list-item>
              </text:list>
              <text:p text:style-name="P20"/>
              <text:p text:style-name="P20">// Schéma chimpanzé vs homme //</text:p>
              <text:p text:style-name="P20"/>
            </text:list-item>
          </text:list>
        </text:list-item>
      </text:list>
      <text:p text:style-name="P6"/>
      <text:p text:style-name="P8"/>
      <text:list xml:id="list2049792060495329724" text:style-name="L2">
        <text:list-item>
          <text:p text:style-name="P10">L’hominisation et ses étapes</text:p>
          <text:list>
            <text:list-item>
              <text:p text:style-name="P13">Critères d’appartenance à la lignée humaine</text:p>
              <text:p text:style-name="P21">Nous sommes les seuls représentants de la lignée humaine. </text:p>
              <text:p text:style-name="P21">Nous sommes du genre Homo, et des Homo Sapiens. </text:p>
              <text:p text:style-name="P21">Tous fossiles qui présentent au moins un caractère à l’état dérivé propre à la lignée humaine <text:span text:style-name="T3">appartient à la lignée humaine. </text:span></text:p>
              <text:p text:style-name="P21"/>
              <text:list>
                <text:list-item>
                  <text:p text:style-name="P22">Caractères à l’état dérivé propre à permettant une bipédie exclusive </text:p>
                  <text:list>
                    <text:list-item>
                      <text:p text:style-name="P22">4 courbures de la colonne vertébrale </text:p>
                      <text:list>
                        <text:list-header>
                          <text:p text:style-name="P22">Amortir les chocs </text:p>
                        </text:list-header>
                      </text:list>
                    </text:list-item>
                    <text:list-item>
                      <text:p text:style-name="P22">Trou occipital centré sous la calotte crânienne </text:p>
                    </text:list-item>
                    <text:list-item>
                      <text:p text:style-name="P22">Bassin court et large (en corbeille) </text:p>
                      <text:list>
                        <text:list-header>
                          <text:p text:style-name="P22">Accueillir la masse du tronc </text:p>
                        </text:list-header>
                      </text:list>
                      <text:p text:style-name="P22">Surface des os iliaques très développée </text:p>
                      <text:list text:continue-numbering="true">
                        <text:list-header>
                          <text:p text:style-name="P22">= zone où s’insère les muscles du fessier </text:p>
                        </text:list-header>
                      </text:list>
                    </text:list-item>
                    <text:list-item>
                      <text:p text:style-name="P22">Fémurs convergents </text:p>
                      <text:list>
                        <text:list-header>
                          <text:p text:style-name="P22">Amener le CG à l’aplomb des pieds </text:p>
                        </text:list-header>
                      </text:list>
                    </text:list-item>
                    <text:list-item>
                      <text:p text:style-name="P22">Pieds : voûte plantaire </text:p>
                      <text:list>
                        <text:list-header>
                          <text:p text:style-name="P22">Pour la propulsion </text:p>
                        </text:list-header>
                      </text:list>
                    </text:list-item>
                  </text:list>
                  <text:p text:style-name="P22"/>
                </text:list-item>
                <text:list-item>
                  <text:p text:style-name="P22">Caractères à l’état dérivé liés à une expression cérébrale </text:p>
                  <text:list>
                    <text:list-item>
                      <text:p text:style-name="P22">Augmentation de la capacité crânienne </text:p>
                    </text:list-item>
                    <text:list-item>
                      <text:p text:style-name="P22">Aplatissement de la face </text:p>
                    </text:list-item>
                    <text:list-item>
                      <text:p text:style-name="P22">Mâchoire en V ( = parabolique) </text:p>
                    </text:list-item>
                    <text:list-item>
                      <text:p text:style-name="P22">Réduction de la taille des canines et des molaires </text:p>
                    </text:list-item>
                  </text:list>
                  <text:p text:style-name="P22"/>
                </text:list-item>
                <text:list-item>
                  <text:p text:style-name="P22">Caractères à l’état dérivé liés à la culture </text:p>
                  <text:list>
                    <text:list-item>
                      <text:p text:style-name="P22">Activité culturelle (peintures, outils) </text:p>
                    </text:list-item>
                  </text:list>
                </text:list-item>
              </text:list>
              <text:p text:style-name="P22"/>
              <text:p text:style-name="P22">Hominisation : Ensemble des processus évolutifs dans lesquels l’Homme a acquis des caractères à l’état dérivé qui le différencient des autres primates. </text:p>
              <text:p text:style-name="P22"/>
            </text:list-item>
          </text:list>
        </text:list-item>
      </text:list>
      <text:p text:style-name="P7"/>
      <text:list xml:id="list133957155216509" text:continue-numbering="true" text:style-name="L2">
        <text:list-item>
          <text:list>
            <text:list-item>
              <text:p text:style-name="P36">Le caractère buissonnant de la lignée humaine </text:p>
              <text:list>
                <text:list-item>
                  <text:p text:style-name="P23">Les Homininés regroupent les espèces qui appartiennent au genre Australopithèque et celles au genre Homo. </text:p>
                  <text:list>
                    <text:list-item>
                      <text:p text:style-name="P23">Tout fossile qui présente au moins un caractère à l’état dérivé propre à la lignée humaine. </text:p>
                    </text:list-item>
                  </text:list>
                </text:list-item>
                <text:list-item>
                  <text:p text:style-name="P23">Actuellement, la seule espèce d’Homininé qui existe, c’est l’Homo Sapiens, apparue vraisemblablement en Afrique. </text:p>
                  <text:p text:style-name="P23"/>
                </text:list-item>
                <text:list-item>
                  <text:p text:style-name="P23">Toumai (7 Ma) </text:p>
                  <text:list>
                    <text:list-item>
                      <text:p text:style-name="P23">Trou occipital sous le crâne </text:p>
                    </text:list-item>
                  </text:list>
                </text:list-item>
                <text:list-item>
                  <text:p text:style-name="P23">Orrorin (6 Ma) </text:p>
                  <text:list>
                    <text:list-item>
                      <text:p text:style-name="P23">Col du fémur bien développé → bipédie </text:p>
                    </text:list-item>
                  </text:list>
                </text:list-item>
                <text:list-item>
                  <text:p text:style-name="P24">Australopithèque // </text:p>
                </text:list-item>
                <text:list-item>
                  <text:p text:style-name="P24">Australopithecus afarensis (4.1 – 2.9 Ma) (Lucy)</text:p>
                  <text:list>
                    <text:list-item>
                      <text:p text:style-name="P24">Fémur convergeant </text:p>
                    </text:list-item>
                    <text:list-item>
                      <text:p text:style-name="P24">Bassin court et large </text:p>
                    </text:list-item>
                    <text:list-item>
                      <text:p text:style-name="P24">Démarche chaloupée (appuis sur les bords) </text:p>
                    </text:list-item>
                    <text:list-item>
                      <text:p text:style-name="P24">Elle sait utiliser les outils, mais pas les fabriquer </text:p>
                    </text:list-item>
                  </text:list>
                  <text:p text:style-name="P24"/>
                </text:list-item>
                <text:list-item>
                  <text:p text:style-name="P28">Si exercice avec Australopithèque : </text:p>
                  <text:list>
                    <text:list-item>
                      <text:p text:style-name="P28">Comparer Australopithèque – Chimpanzé </text:p>
                    </text:list-item>
                    <text:list-item>
                      <text:p text:style-name="P28">Comparer Australopithèque – Homme </text:p>
                    </text:list-item>
                  </text:list>
                </text:list-item>
                <text:list-item>
                  <text:p text:style-name="P29">Si exercice sur Lucy :</text:p>
                  <text:list>
                    <text:list-item>
                      <text:p text:style-name="P29">Caractères à l’état dérivé propres à la lignée humaine </text:p>
                      <text:list>
                        <text:list-item>
                          <text:p text:style-name="P29">Longueur des bras, Forme du bassin, Inclinaison de son fémur </text:p>
                          <text:p text:style-name="P29">→ Appartient à la lignée humaine</text:p>
                        </text:list-item>
                      </text:list>
                    </text:list-item>
                    <text:list-item>
                      <text:p text:style-name="P29">Caractère à l’état ancestral </text:p>
                      <text:list>
                        <text:list-header>
                          <text:p text:style-name="P29">→ N’appartient pas au genre Homo </text:p>
                        </text:list-header>
                      </text:list>
                    </text:list-item>
                  </text:list>
                  <text:p text:style-name="P24"/>
                </text:list-item>
                <text:list-item>
                  <text:p text:style-name="P24">Les Australopithèques sont des Homininés : </text:p>
                  <text:list>
                    <text:list-item>
                      <text:p text:style-name="P24">retrouvés partout en Afrique, </text:p>
                    </text:list-item>
                    <text:list-item>
                      <text:p text:style-name="P24">qui ont vécu entre -4,5 Ma et -1 Ma, </text:p>
                    </text:list-item>
                    <text:list-item>
                      <text:p text:style-name="P24">et qui présentent une bipédie </text:p>
                      <text:list>
                        <text:list-item>
                          <text:p text:style-name="P24">Fémurs convergents et/ou crâne occipital centré </text:p>
                        </text:list-item>
                        <text:list-item>
                          <text:p text:style-name="P24">Empreintes de pas </text:p>
                        </text:list-item>
                      </text:list>
                    </text:list-item>
                  </text:list>
                  <text:p text:style-name="P26"/>
                </text:list-item>
              </text:list>
            </text:list-item>
          </text:list>
        </text:list-item>
      </text:list>
      <text:p text:style-name="P27"/>
      <text:list xml:id="list133958487187277" text:continue-numbering="true" text:style-name="L2">
        <text:list-item>
          <text:list>
            <text:list-item>
              <text:list>
                <text:list-item>
                  <text:p text:style-name="P37">Premiers hommes : <text:span text:style-name="T4">Homo Habilis </text:span></text:p>
                  <text:list>
                    <text:list-item>
                      <text:p text:style-name="P25">Âge : 2,4 – 1,6 Ma </text:p>
                    </text:list-item>
                    <text:list-item>
                      <text:p text:style-name="P30">Habitat : Savane arborée et humide </text:p>
                    </text:list-item>
                    <text:list-item>
                      <text:p text:style-name="P30">Outils : fabriqué </text:p>
                    </text:list-item>
                  </text:list>
                </text:list-item>
                <text:list-item>
                  <text:p text:style-name="P30">Appartiennent au genre Homo :</text:p>
                  <text:list>
                    <text:list-item>
                      <text:p text:style-name="P30">Tout Homininé dont le volume crânien de plus de 600 cm3 </text:p>
                    </text:list-item>
                    <text:list-item>
                      <text:p text:style-name="P30">Phalanges plus courtes </text:p>
                    </text:list-item>
                  </text:list>
                  <text:p text:style-name="P30"/>
                </text:list-item>
                <text:list-item>
                  <text:p text:style-name="P30">La sortie du berceau africain : <text:span text:style-name="T4">Homo ergaster</text:span> </text:p>
                  <text:list>
                    <text:list-item>
                      <text:p text:style-name="P30">Âge : 2 – 1 Ma </text:p>
                    </text:list-item>
                    <text:list-item>
                      <text:p text:style-name="P30">Capacité crânienne : 850 cm3 </text:p>
                    </text:list-item>
                  </text:list>
                </text:list-item>
                <text:list-item>
                  <text:p text:style-name="P31">Homo erectus </text:p>
                  <text:list>
                    <text:list-item>
                      <text:p text:style-name="P30">Âge : 1,7 – 0,5 Ma </text:p>
                    </text:list-item>
                    <text:list-item>
                      <text:p text:style-name="P30">Bipédie parfaite </text:p>
                    </text:list-item>
                    <text:list-item>
                      <text:p text:style-name="P30">Crâne : 850 – 1100 cm3 </text:p>
                    </text:list-item>
                  </text:list>
                </text:list-item>
                <text:list-item>
                  <text:p text:style-name="P33"><text:span text:style-name="T4">Homo neandertalensis</text:span> </text:p>
                  <text:list>
                    <text:list-item>
                      <text:p text:style-name="P33">300 000 – 30 000 ans </text:p>
                    </text:list-item>
                  </text:list>
                </text:list-item>
                <text:list-item>
                  <text:p text:style-name="P32">Homo sapiens </text:p>
                  <text:list>
                    <text:list-item>
                      <text:p text:style-name="P33">120 000 à Aujourd’hui </text:p>
                    </text:list-item>
                  </text:list>
                  <text:p text:style-name="P33"/>
                </text:list-item>
                <text:list-item>
                  <text:p text:style-name="P33">Différences néandertaliens – sapiens </text:p>
                  <text:p text:style-name="P33">Néandertal</text:p>
                  <text:list>
                    <text:list-item>
                      <text:p text:style-name="P33">Certains caractères primitifs </text:p>
                      <text:list>
                        <text:list-item>
                          <text:p text:style-name="P33">Absence de menton </text:p>
                        </text:list-item>
                        <text:list-item>
                          <text:p text:style-name="P33">Bourrelets sus-orbitaires bien marquées</text:p>
                        </text:list-item>
                        <text:list-item>
                          <text:p text:style-name="P33">Crâne étiré vers l’arrière </text:p>
                        </text:list-item>
                      </text:list>
                    </text:list-item>
                    <text:list-item>
                      <text:p text:style-name="P33">Certains spécifiques </text:p>
                      <text:list>
                        <text:list-item>
                          <text:p text:style-name="P33">Aspect trapu du corps → adaptation au climat froid </text:p>
                        </text:list-item>
                        <text:list-item>
                          <text:p text:style-name="P33">Capacité crânienne plus grande </text:p>
                        </text:list-item>
                      </text:list>
                    </text:list-item>
                  </text:list>
                  <text:p text:style-name="P33">Sapiens</text:p>
                  <text:list text:continue-numbering="true">
                    <text:list-item>
                      <text:p text:style-name="P33">//</text:p>
                    </text:list-item>
                  </text:list>
                  <text:p text:style-name="P33"/>
                </text:list-item>
                <text:list-item>
                  <text:p text:style-name="P33">Évolution buissonnante : </text:p>
                  <text:list>
                    <text:list-item>
                      <text:p text:style-name="P34">À chaque étape de l’histoire, il y a des espèces différentes qui ont coexisté et qui ont cohabité. Actuellement, le seul représentante de la lignée humaine est l’Homo Sapiens. 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b6a0" officeooo:paragraph-rsid="0002b6a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VT<text:tab/><text:tab/>T1A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8:28:00.521000000</meta:creation-date>
    <dc:date>2019-03-14T13:39:56.715000000</dc:date>
    <meta:editing-duration>PT1H27M53S</meta:editing-duration>
    <meta:editing-cycles>9</meta:editing-cycles>
    <meta:generator>LibreOffice/5.1.6.2$Windows_x86 LibreOffice_project/07ac168c60a517dba0f0d7bc7540f5afa45f0909</meta:generator>
    <meta:document-statistic meta:table-count="0" meta:image-count="0" meta:object-count="0" meta:page-count="5" meta:paragraph-count="138" meta:word-count="1003" meta:character-count="5591" meta:non-whitespace-character-count="4720"/>
  </office:meta>
</office:document-meta>
</file>